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0.3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_B_exp8</text:p>
          </table:table-cell>
          <table:table-cell office:value-type="string" calcext:value-type="string">
            <text:p>5_B.v1.l1.ds0.l_combo0.ds_combo1.idays60.odays1</text:p>
          </table:table-cell>
          <table:table-cell office:value-type="float" office:value="0.0134793231263757" calcext:value-type="float">
            <text:p>0.01347932312637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2]/[.G2]" office:value-type="float" office:value="0.0721649484536082" calcext:value-type="float">
            <text:p>0.072164948453608</text:p>
          </table:table-cell>
          <table:table-cell table:formula="of:=[.D2]*[.H2]" office:value-type="float" office:value="0.00097273465860443" calcext:value-type="float">
            <text:p>0.000972734658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_B_exp8</text:p>
          </table:table-cell>
          <table:table-cell office:value-type="string" calcext:value-type="string">
            <text:p>5_B.v1.l1.ds0.l_combo1.ds_combo1.idays30.odays1</text:p>
          </table:table-cell>
          <table:table-cell office:value-type="float" office:value="0.0132914874702692" calcext:value-type="float">
            <text:p>0.01329148747026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3]/[.G3]" office:value-type="float" office:value="0.0721649484536082" calcext:value-type="float">
            <text:p>0.072164948453608</text:p>
          </table:table-cell>
          <table:table-cell table:formula="of:=[.D3]*[.H3]" office:value-type="float" office:value="0.000959179508163757" calcext:value-type="float">
            <text:p>0.000959179508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_M_exp8</text:p>
          </table:table-cell>
          <table:table-cell office:value-type="string" calcext:value-type="string">
            <text:p>5_M.v1.l1.ds0.l_combo2.ds_combo1.idays60.odays1</text:p>
          </table:table-cell>
          <table:table-cell office:value-type="float" office:value="0.011173028498888" calcext:value-type="float">
            <text:p>0.01117302849888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4]/[.G4]" office:value-type="float" office:value="0.0721649484536082" calcext:value-type="float">
            <text:p>0.072164948453608</text:p>
          </table:table-cell>
          <table:table-cell table:formula="of:=[.D4]*[.H4]" office:value-type="float" office:value="0.00080630102569295" calcext:value-type="float">
            <text:p>0.0008063010256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_B_exp64</text:p>
          </table:table-cell>
          <table:table-cell office:value-type="string" calcext:value-type="string">
            <text:p>5_B.v1.l1.ds0.l_combo3.ds_combo1.idays30.odays1</text:p>
          </table:table-cell>
          <table:table-cell office:value-type="float" office:value="0.0103855263441801" calcext:value-type="float">
            <text:p>0.010385526344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5]/[.G5]" office:value-type="float" office:value="0.0721649484536082" calcext:value-type="float">
            <text:p>0.072164948453608</text:p>
          </table:table-cell>
          <table:table-cell table:formula="of:=[.D5]*[.H5]" office:value-type="float" office:value="0.000749470973291348" calcext:value-type="float">
            <text:p>0.000749470973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_B_exp64</text:p>
          </table:table-cell>
          <table:table-cell office:value-type="string" calcext:value-type="string">
            <text:p>5_B.v1.l1.ds0.l_combo4.ds_combo1.idays60.odays1</text:p>
          </table:table-cell>
          <table:table-cell office:value-type="float" office:value="0.0121418908238411" calcext:value-type="float">
            <text:p>0.0121418908238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6]/[.G6]" office:value-type="float" office:value="0.0721649484536082" calcext:value-type="float">
            <text:p>0.072164948453608</text:p>
          </table:table-cell>
          <table:table-cell table:formula="of:=[.D6]*[.H6]" office:value-type="float" office:value="0.000876218925431832" calcext:value-type="float">
            <text:p>0.0008762189254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_B_exp32</text:p>
          </table:table-cell>
          <table:table-cell office:value-type="string" calcext:value-type="string">
            <text:p>5_B.v1.l1.ds0.l_combo5.ds_combo1.idays30.odays1</text:p>
          </table:table-cell>
          <table:table-cell office:value-type="float" office:value="0.0152972647920251" calcext:value-type="float">
            <text:p>0.0152972647920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7]/[.G7]" office:value-type="float" office:value="0.0721649484536082" calcext:value-type="float">
            <text:p>0.072164948453608</text:p>
          </table:table-cell>
          <table:table-cell table:formula="of:=[.D7]*[.H7]" office:value-type="float" office:value="0.00110392632519769" calcext:value-type="float">
            <text:p>0.001103926325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_AF_exp32</text:p>
          </table:table-cell>
          <table:table-cell office:value-type="string" calcext:value-type="string">
            <text:p>5_AF.v1.l1.ds0.l_combo6.ds_combo1.idays30.odays1</text:p>
          </table:table-cell>
          <table:table-cell office:value-type="float" office:value="0.00664973398670554" calcext:value-type="float">
            <text:p>0.0066497339867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F8]/[.G8]" office:value-type="float" office:value="0.0309278350515464" calcext:value-type="float">
            <text:p>0.030927835051546</text:p>
          </table:table-cell>
          <table:table-cell table:formula="of:=[.D8]*[.H8]" office:value-type="float" office:value="0.000205661875877491" calcext:value-type="float">
            <text:p>0.0002056618758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_M_exp64</text:p>
          </table:table-cell>
          <table:table-cell office:value-type="string" calcext:value-type="string">
            <text:p>5_M.v1.l1.ds0.l_combo7.ds_combo1.idays30.odays1</text:p>
          </table:table-cell>
          <table:table-cell office:value-type="float" office:value="0.0129783377051353" calcext:value-type="float">
            <text:p>0.01297833770513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9]/[.G9]" office:value-type="float" office:value="0.0721649484536082" calcext:value-type="float">
            <text:p>0.072164948453608</text:p>
          </table:table-cell>
          <table:table-cell table:formula="of:=[.D9]*[.H9]" office:value-type="float" office:value="0.000936581071504613" calcext:value-type="float">
            <text:p>0.0009365810715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_B_exp64</text:p>
          </table:table-cell>
          <table:table-cell office:value-type="string" calcext:value-type="string">
            <text:p>5_B.v1.l1.ds0.l_combo8.ds_combo1.idays60.odays1</text:p>
          </table:table-cell>
          <table:table-cell office:value-type="float" office:value="0.0114117106422782" calcext:value-type="float">
            <text:p>0.01141171064227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10]/[.G10]" office:value-type="float" office:value="0.0721649484536082" calcext:value-type="float">
            <text:p>0.072164948453608</text:p>
          </table:table-cell>
          <table:table-cell table:formula="of:=[.D10]*[.H10]" office:value-type="float" office:value="0.000823525510267498" calcext:value-type="float">
            <text:p>0.0008235255102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_AF_exp64</text:p>
          </table:table-cell>
          <table:table-cell office:value-type="string" calcext:value-type="string">
            <text:p>5_AF.v1.l1.ds0.l_combo9.ds_combo1.idays30.odays1</text:p>
          </table:table-cell>
          <table:table-cell office:value-type="float" office:value="0.00991419982165098" calcext:value-type="float">
            <text:p>0.00991419982165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formula="of:=[.F11]/[.G11]" office:value-type="float" office:value="0.0515463917525773" calcext:value-type="float">
            <text:p>0.051546391752577</text:p>
          </table:table-cell>
          <table:table-cell table:formula="of:=[.D11]*[.H11]" office:value-type="float" office:value="0.000511041227920154" calcext:value-type="float">
            <text:p>0.00051104122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_B_exp32</text:p>
          </table:table-cell>
          <table:table-cell office:value-type="string" calcext:value-type="string">
            <text:p>5_B.v1.l1.ds0.l_combo10.ds_combo1.idays30.odays1</text:p>
          </table:table-cell>
          <table:table-cell office:value-type="float" office:value="0.0146041736006737" calcext:value-type="float">
            <text:p>0.01460417360067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formula="of:=[.F12]/[.G12]" office:value-type="float" office:value="0.0515463917525773" calcext:value-type="float">
            <text:p>0.051546391752577</text:p>
          </table:table-cell>
          <table:table-cell table:formula="of:=[.D12]*[.H12]" office:value-type="float" office:value="0.000752792453642973" calcext:value-type="float">
            <text:p>0.0007527924536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_B_exp64</text:p>
          </table:table-cell>
          <table:table-cell office:value-type="string" calcext:value-type="string">
            <text:p>5_B.v1.l1.ds0.l_combo11.ds_combo1.idays30.odays1</text:p>
          </table:table-cell>
          <table:table-cell office:value-type="float" office:value="0.0104310614988208" calcext:value-type="float">
            <text:p>0.0104310614988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13]/[.G13]" office:value-type="float" office:value="0.0721649484536082" calcext:value-type="float">
            <text:p>0.072164948453608</text:p>
          </table:table-cell>
          <table:table-cell table:formula="of:=[.D13]*[.H13]" office:value-type="float" office:value="0.000752757015378819" calcext:value-type="float">
            <text:p>0.0007527570153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_J_exp32</text:p>
          </table:table-cell>
          <table:table-cell office:value-type="string" calcext:value-type="string">
            <text:p>5_J.v1.l1.ds0.l_combo12.ds_combo1.idays30.odays1</text:p>
          </table:table-cell>
          <table:table-cell office:value-type="float" office:value="0.0109238149598241" calcext:value-type="float">
            <text:p>0.01092381495982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14]/[.G14]" office:value-type="float" office:value="0.0721649484536082" calcext:value-type="float">
            <text:p>0.072164948453608</text:p>
          </table:table-cell>
          <table:table-cell table:formula="of:=[.D14]*[.H14]" office:value-type="float" office:value="0.00078831654349246" calcext:value-type="float">
            <text:p>0.0007883165434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_B_exp64</text:p>
          </table:table-cell>
          <table:table-cell office:value-type="string" calcext:value-type="string">
            <text:p>5_B.v1.l1.ds0.l_combo13.ds_combo1.idays30.odays1</text:p>
          </table:table-cell>
          <table:table-cell office:value-type="float" office:value="0.0119775114580989" calcext:value-type="float">
            <text:p>0.01197751145809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15]/[.G15]" office:value-type="float" office:value="0.0721649484536082" calcext:value-type="float">
            <text:p>0.072164948453608</text:p>
          </table:table-cell>
          <table:table-cell table:formula="of:=[.D15]*[.H15]" office:value-type="float" office:value="0.000864356496976208" calcext:value-type="float">
            <text:p>0.0008643564969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_J_exp64</text:p>
          </table:table-cell>
          <table:table-cell office:value-type="string" calcext:value-type="string">
            <text:p>5_J.v1.l1.ds0.l_combo14.ds_combo1.idays30.odays1</text:p>
          </table:table-cell>
          <table:table-cell office:value-type="float" office:value="0.0112102525308728" calcext:value-type="float">
            <text:p>0.01121025253087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[.F16]/[.G16]" office:value-type="float" office:value="0.0721649484536082" calcext:value-type="float">
            <text:p>0.072164948453608</text:p>
          </table:table-cell>
          <table:table-cell table:formula="of:=[.D16]*[.H16]" office:value-type="float" office:value="0.000808987296042369" calcext:value-type="float">
            <text:p>0.00080898729604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formula="of:=SUM([.F2:.F16])" office:value-type="float" office:value="194" calcext:value-type="float">
            <text:p>194</text:p>
          </table:table-cell>
          <table:table-cell table:number-columns-repeated="2"/>
          <table:table-cell table:formula="of:=SUM([.I2:.I16])" office:value-type="float" office:value="0.0119118509074846" calcext:value-type="float">
            <text:p>0.0119118509074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MIN([.D2:.D16])" office:value-type="float" office:value="0.00664973398670554" calcext:value-type="float">
            <text:p>0.006649733986706</text:p>
          </table:table-cell>
          <table:table-cell table:formula="of:=MAX([.D2:.D16])" office:value-type="float" office:value="0.0152972647920251" calcext:value-type="float">
            <text:p>0.0152972647920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1:26:08.576290902</dc:date>
    <meta:editing-duration>PT2M1S</meta:editing-duration>
    <meta:editing-cycles>1</meta:editing-cycles>
    <meta:document-statistic meta:table-count="1" meta:cell-count="150" meta:object-count="0"/>
    <meta:generator>LibreOffice/6.0.7.3$Linux_X86_64 LibreOffice_project/00m0$Build-3</meta:generator>
  </office:meta>
</office:document-meta>
</file>